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Libre Franklin Medium"/>
    </style:style>
    <style:style style:name="P2" style:family="paragraph" style:parent-style-name="Standard">
      <style:text-properties style:font-name="Libre Franklin Medium" officeooo:paragraph-rsid="0008dd4d"/>
    </style:style>
    <style:style style:name="P3" style:family="paragraph" style:parent-style-name="Standard">
      <style:text-properties style:font-name="Libre Franklin Medium" officeooo:paragraph-rsid="000a9daa"/>
    </style:style>
    <style:style style:name="P4" style:family="paragraph" style:parent-style-name="Standard">
      <style:text-properties style:font-name="Libre Franklin Medium" officeooo:paragraph-rsid="000c01de"/>
    </style:style>
    <style:style style:name="P5" style:family="paragraph" style:parent-style-name="Standard">
      <style:text-properties fo:text-transform="uppercase" style:font-name="Libre Franklin Medium" fo:font-weight="normal" officeooo:paragraph-rsid="0008dd4d" style:font-weight-asian="normal"/>
    </style:style>
    <style:style style:name="P6" style:family="paragraph" style:parent-style-name="Standard">
      <style:text-properties fo:text-transform="uppercase" style:font-name="Libre Franklin Medium" fo:font-weight="normal" officeooo:paragraph-rsid="000c01de" style:font-weight-asian="normal"/>
    </style:style>
    <style:style style:name="P7" style:family="paragraph" style:parent-style-name="Standard">
      <style:paragraph-properties fo:text-align="center" style:justify-single-word="false"/>
      <style:text-properties fo:color="#808080" loext:opacity="100%" style:font-name="Libre Franklin Medium" fo:font-size="10pt" officeooo:rsid="0008dd4d" officeooo:paragraph-rsid="0008dd4d" style:font-size-asian="10pt" style:font-size-complex="10pt"/>
    </style:style>
    <style:style style:name="P8" style:family="paragraph" style:parent-style-name="Standard">
      <style:text-properties fo:color="#ff0000" loext:opacity="100%" style:font-name="Libre Franklin Medium" fo:font-size="10pt" style:font-size-asian="10pt" style:font-size-complex="10pt"/>
    </style:style>
    <style:style style:name="P9" style:family="paragraph" style:parent-style-name="Standard">
      <style:text-properties fo:color="#ff0000" loext:opacity="100%" style:font-name="Libre Franklin Medium" fo:font-size="10pt" officeooo:paragraph-rsid="0008dd4d" style:font-size-asian="10pt" style:font-size-complex="10pt"/>
    </style:style>
    <style:style style:name="P10" style:family="paragraph" style:parent-style-name="Standard">
      <style:text-properties fo:color="#ff0000" loext:opacity="100%" style:font-name="Libre Franklin Medium" fo:font-size="10pt" officeooo:paragraph-rsid="000c01de" style:font-size-asian="10pt" style:font-size-complex="10pt"/>
    </style:style>
    <style:style style:name="P11" style:family="paragraph" style:parent-style-name="Standard">
      <style:text-properties fo:font-variant="normal" fo:text-transform="none" style:font-name="Libre Franklin Medium" fo:font-weight="normal" officeooo:paragraph-rsid="000c01de" style:font-weight-asian="normal"/>
    </style:style>
    <style:style style:name="P12" style:family="paragraph" style:parent-style-name="Standard">
      <style:text-properties fo:color="#ff0000" loext:opacity="100%" style:font-name="Libre Franklin Medium" fo:font-size="10pt" officeooo:paragraph-rsid="000c01de" style:font-size-asian="10pt" style:font-size-complex="10pt"/>
    </style:style>
    <style:style style:name="P13" style:family="paragraph" style:parent-style-name="Standard">
      <style:text-properties fo:color="#ff0000" loext:opacity="100%" style:font-name="Libre Franklin Medium" fo:font-size="10pt" officeooo:paragraph-rsid="0010d654" style:font-size-asian="10pt" style:font-size-complex="10pt"/>
    </style:style>
    <style:style style:name="P14" style:family="paragraph" style:parent-style-name="Standard">
      <style:text-properties fo:color="#ff0000" loext:opacity="100%" style:font-name="Libre Franklin Medium" fo:font-size="10pt" officeooo:paragraph-rsid="0013456d" style:font-size-asian="10pt" style:font-size-complex="10pt"/>
    </style:style>
    <style:style style:name="P15" style:family="paragraph" style:parent-style-name="Standard">
      <style:text-properties fo:color="#ff0000" loext:opacity="100%" style:font-name="Libre Franklin SemiBold" fo:font-size="12pt" officeooo:paragraph-rsid="0013456d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font-weight="normal" style:font-weight-asian="normal"/>
    </style:style>
    <style:style style:name="P17" style:family="paragraph" style:parent-style-name="Standard">
      <style:text-properties style:font-name="Libre Franklin Medium" fo:font-size="10pt" style:font-size-asian="8.75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Libre Franklin Medium" fo:font-size="10pt" style:font-size-asian="8.75pt" style:font-size-complex="10pt"/>
    </style:style>
    <style:style style:name="P19" style:family="paragraph" style:parent-style-name="Standard">
      <style:text-properties style:font-name="Libre Franklin Medium" fo:font-size="10pt" officeooo:paragraph-rsid="000c01de" style:font-size-asian="10pt" style:font-size-complex="10pt"/>
    </style:style>
    <style:style style:name="P20" style:family="paragraph" style:parent-style-name="Standard">
      <style:text-properties style:font-name="Libre Franklin Medium" fo:font-size="10pt" officeooo:paragraph-rsid="0008dd4d" style:font-size-asian="10pt" style:font-size-complex="10pt"/>
    </style:style>
    <style:style style:name="P21" style:family="paragraph" style:parent-style-name="Standard">
      <style:text-properties style:font-name="Libre Franklin Medium" fo:font-size="10pt" officeooo:paragraph-rsid="0012ec02" style:font-size-asian="10pt" style:font-size-complex="10pt"/>
    </style:style>
    <style:style style:name="P22" style:family="paragraph" style:parent-style-name="Standard">
      <style:text-properties style:font-name="Libre Franklin Medium" fo:font-size="10pt" officeooo:paragraph-rsid="000ce940" style:font-size-asian="10pt" style:font-size-complex="10pt"/>
    </style:style>
    <style:style style:name="P23" style:family="paragraph" style:parent-style-name="Standard">
      <style:text-properties style:font-name="Libre Franklin Medium" fo:font-size="10pt" officeooo:paragraph-rsid="0013456d" style:font-size-asian="10pt" style:font-size-complex="10pt"/>
    </style:style>
    <style:style style:name="P24" style:family="paragraph" style:parent-style-name="Standard">
      <style:text-properties style:font-name="Libre Franklin Medium" fo:font-size="10pt" officeooo:paragraph-rsid="000a9daa" style:font-size-asian="10pt" style:font-size-complex="10pt"/>
    </style:style>
    <style:style style:name="P25" style:family="paragraph" style:parent-style-name="Standard">
      <style:text-properties style:font-name="Libre Franklin Medium" fo:font-size="10pt" style:text-underline-style="none" style:font-size-asian="8.75pt" style:font-size-complex="10pt"/>
    </style:style>
    <style:style style:name="P26" style:family="paragraph" style:parent-style-name="Standard">
      <style:text-properties style:font-name="Libre Franklin Medium" officeooo:paragraph-rsid="0010d654"/>
    </style:style>
    <style:style style:name="P27" style:family="paragraph" style:parent-style-name="Standard">
      <style:text-properties style:font-name="Libre Franklin Medium" officeooo:paragraph-rsid="000c01de"/>
    </style:style>
    <style:style style:name="P28" style:family="paragraph" style:parent-style-name="Standard">
      <style:text-properties style:font-name="Libre Franklin Medium" officeooo:paragraph-rsid="0012ec02"/>
    </style:style>
    <style:style style:name="P29" style:family="paragraph" style:parent-style-name="Standard">
      <style:text-properties style:font-name="Libre Franklin Medium" officeooo:paragraph-rsid="0013456d"/>
    </style:style>
    <style:style style:name="P30" style:family="paragraph" style:parent-style-name="Standard">
      <style:text-properties fo:font-variant="normal" fo:text-transform="none" fo:font-size="10pt" officeooo:paragraph-rsid="000c01de" style:font-size-asian="10pt" style:font-size-complex="10pt"/>
    </style:style>
    <style:style style:name="P31" style:family="paragraph" style:parent-style-name="Standard">
      <style:text-properties fo:font-variant="normal" fo:text-transform="none" fo:font-size="10pt" officeooo:paragraph-rsid="0008dd4d" style:font-size-asian="10pt" style:font-size-complex="10pt"/>
    </style:style>
    <style:style style:name="T1" style:family="text">
      <style:text-properties officeooo:rsid="0008dd4d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style:font-name="Libre Franklin Medium" fo:font-weight="normal" style:font-weight-asian="normal"/>
    </style:style>
    <style:style style:name="T4" style:family="text">
      <style:text-properties fo:color="#ff0000" loext:opacity="100%" style:font-name="Libre Franklin Medium" fo:font-weight="normal" officeooo:rsid="000c01de" style:font-weight-asian="normal"/>
    </style:style>
    <style:style style:name="T5" style:family="text">
      <style:text-properties fo:color="#ff0000" loext:opacity="100%" fo:font-size="10pt" style:font-size-asian="10pt" style:font-size-complex="10pt"/>
    </style:style>
    <style:style style:name="T6" style:family="text">
      <style:text-properties fo:color="#ff0000" loext:opacity="100%" fo:font-size="10pt" officeooo:rsid="0008dd4d" style:font-size-asian="10pt" style:font-size-complex="10pt"/>
    </style:style>
    <style:style style:name="T7" style:family="text">
      <style:text-properties fo:color="#ff0000" loext:opacity="100%" style:font-name="Libre Franklin SemiBold" fo:font-size="10pt" style:font-size-asian="10pt" style:font-size-complex="10pt"/>
    </style:style>
    <style:style style:name="T8" style:family="text">
      <style:text-properties fo:color="#808080" loext:opacity="100%" officeooo:rsid="0008dd4d"/>
    </style:style>
    <style:style style:name="T9" style:family="text">
      <style:text-properties fo:color="#808080" loext:opacity="100%" officeooo:rsid="000a9daa"/>
    </style:style>
    <style:style style:name="T10" style:family="text">
      <style:text-properties style:font-name="Libre Franklin Medium" fo:font-weight="normal" style:font-weight-asian="normal"/>
    </style:style>
    <style:style style:name="T11" style:family="text">
      <style:text-properties fo:text-transform="uppercase" fo:color="#808080" loext:opacity="100%" fo:font-weight="normal" officeooo:rsid="0008dd4d" style:font-weight-asian="normal"/>
    </style:style>
    <style:style style:name="T12" style:family="text">
      <style:text-properties fo:text-transform="uppercase" fo:font-weight="normal" officeooo:rsid="0008dd4d" style:font-weight-asian="normal"/>
    </style:style>
    <style:style style:name="T13" style:family="text">
      <style:text-properties fo:text-transform="uppercase" style:font-name="Libre Franklin SemiBold" fo:font-weight="normal" style:font-weight-asian="normal"/>
    </style:style>
    <style:style style:name="T14" style:family="text">
      <style:text-properties officeooo:rsid="000a9daa"/>
    </style:style>
    <style:style style:name="T15" style:family="text">
      <style:text-properties style:font-name="Libre Franklin SemiBold"/>
    </style:style>
    <style:style style:name="T16" style:family="text">
      <style:text-properties style:use-window-font-color="true" loext:opacity="0%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antemos al niño</text:p>
      <text:p text:style-name="P7">Villancico Español</text:p>
      <text:p text:style-name="P18"/>
      <text:section text:style-name="Sect1" text:name="Sección1">
        <text:p text:style-name="P29"><text:span text:style-name="T5"><text:tab/>La <text:s text:c="43"/>Mi</text:span></text:p>
        <text:p text:style-name="P29"><text:span text:style-name="T8">A.</text:span><text:span text:style-name="T1"><text:tab/></text:span><text:span text:style-name="T15">CANTEMOS, CANTEMOS,</text:span></text:p>
        <text:p text:style-name="P14"><text:span text:style-name="T15"><text:s text:c="62"/>La</text:span></text:p>
        <text:p text:style-name="P29"><text:span text:style-name="T15"><text:tab/>CANTEMOS AL NIÑO,</text:span></text:p>
        <text:p text:style-name="P14"><text:tab/>La <text:s text:c="43"/>Mi</text:p>
        <text:p text:style-name="P29"><text:tab/><text:span text:style-name="T15">CANTEMOS, CANTEMOS,</text:span></text:p>
        <text:p text:style-name="P14"><text:span text:style-name="T15"><text:s text:c="63"/>La</text:span></text:p>
        <text:p text:style-name="P29"><text:span text:style-name="T15"><text:tab/>CANTEMOS AL REY.</text:span></text:p>
        <text:p text:style-name="P23"><text:tab/><text:span text:style-name="T2">La <text:s text:c="43"/>Mi</text:span></text:p>
        <text:p text:style-name="P29"><text:span text:style-name="T1"><text:tab/></text:span><text:span text:style-name="T15">CANTEMOS, CANTEMOS,</text:span></text:p>
        <text:p text:style-name="P29"><text:span text:style-name="T7"><text:s text:c="61"/>La</text:span></text:p>
        <text:p text:style-name="P29"><text:span text:style-name="T15"><text:tab/>CANTEMOS AL NIÑO,</text:span></text:p>
        <text:p text:style-name="P14"><text:tab/>La <text:s text:c="43"/>Mi</text:p>
        <text:p text:style-name="P15"><text:tab/><text:span text:style-name="T16">CANTEMOS, CANTEMOS,</text:span></text:p>
        <text:p text:style-name="P14"><text:s text:c="63"/>La</text:p>
        <text:p text:style-name="P15"><text:tab/><text:span text:style-name="T16">CANTEMOS AL REY.</text:span></text:p>
        <text:p text:style-name="P14"><text:span text:style-name="T15"/></text:p>
        <text:p text:style-name="P13"><text:tab/>Lam <text:s text:c="18"/>Rem <text:s text:c="37"/>Lam</text:p>
        <text:p text:style-name="P26"><text:span text:style-name="T8">S.</text:span><text:span text:style-name="T1"><text:tab/>Á</text:span>ngeles venid, ángeles del Señor,</text:p>
        <text:p text:style-name="P13"><text:tab/> <text:s text:c="32"/>Mim <text:s text:c="30"/>Lam</text:p>
        <text:p text:style-name="P26"><text:tab/>ha nacido un niño, el hijo de Dios.</text:p>
        <text:p text:style-name="P9"><text:tab/>Lam <text:s text:c="33"/>Rem</text:p>
        <text:p text:style-name="P6"><text:span text:style-name="T8">A.</text:span><text:span text:style-name="T1"><text:tab/></text:span><text:span text:style-name="T15">Enmanuel es santo,</text:span></text:p>
        <text:p text:style-name="P30"><text:span text:style-name="T10"><text:tab/></text:span><text:span text:style-name="T3"> <text:s text:c="39"/>La</text:span><text:span text:style-name="T4">m</text:span></text:p>
        <text:p text:style-name="P6"><text:tab/><text:span text:style-name="T15">Enmanuel amor,</text:span></text:p>
        <text:p text:style-name="P31"><text:span text:style-name="T10"><text:tab/></text:span><text:span text:style-name="T3"> <text:s text:c="43"/>Mim</text:span></text:p>
        <text:p text:style-name="P6"><text:tab/><text:span text:style-name="T15">Enmanuel bendito,</text:span></text:p>
        <text:p text:style-name="P11"><text:span text:style-name="T5"><text:tab/> <text:s text:c="40"/>La</text:span><text:span text:style-name="T6">m</text:span></text:p>
        <text:p text:style-name="P6"><text:tab/><text:span text:style-name="T15">cordero de Dios.</text:span></text:p>
        <text:p text:style-name="P20"><text:span text:style-name="T2"><text:tab/>La <text:s text:c="42"/>Mi</text:span></text:p>
        <text:p text:style-name="P2"><text:span text:style-name="T1"><text:tab/></text:span><text:span text:style-name="T15">CANTEMOS, CANTEMOS...</text:span></text:p>
        <text:p text:style-name="P17"/>
        <text:p text:style-name="P9"><text:tab/>Lam <text:s text:c="28"/>Rem</text:p>
        <text:p text:style-name="P4"><text:span text:style-name="T8">S.</text:span><text:span text:style-name="T1"><text:tab/></text:span>En esta noche santa</text:p>
        <text:p text:style-name="P19"><text:tab/><text:span text:style-name="T2"> <text:s text:c="46"/>Lam</text:span></text:p>
        <text:p text:style-name="P4"><text:tab/>se cumples las promesas,</text:p>
        <text:p text:style-name="P20"><text:tab/><text:span text:style-name="T2"> <text:s text:c="38"/>Mim</text:span></text:p>
        <text:p text:style-name="P4"><text:tab/>que a nuestros padres</text:p>
        <text:p text:style-name="P10"><text:tab/> <text:s text:c="38"/>Lam</text:p>
        <text:p text:style-name="P4"><text:tab/>hicieron los profetas.</text:p>
        <text:p text:style-name="P9"><text:tab/>Lam <text:s text:c="32"/>Rem</text:p>
        <text:p text:style-name="P2"><text:span text:style-name="T11">A.</text:span><text:span text:style-name="T12"><text:tab/></text:span><text:span text:style-name="T13">Enmanuel es santo…</text:span></text:p>
        <text:p text:style-name="P19"><text:span text:style-name="T2"><text:tab/>La <text:s text:c="42"/>Mi</text:span></text:p>
        <text:p text:style-name="P4"><text:span text:style-name="T1"><text:tab/></text:span><text:span text:style-name="T15">CANTEMOS, CANTEMOS...</text:span></text:p>
        <text:p text:style-name="P25"/>
        <text:p text:style-name="P21"><text:tab/><text:span text:style-name="T2">Lam <text:s text:c="24"/>Rem <text:s text:c="21"/>Lam</text:span></text:p>
        <text:p text:style-name="P28"><text:span text:style-name="T8">S.</text:span><text:span text:style-name="T1"><text:tab/></text:span>Yo te quiero a ti hijo de David,</text:p>
        <text:p text:style-name="P21"><text:tab/><text:span text:style-name="T2"> <text:s text:c="30"/>Mim <text:s text:c="35"/>Lam</text:span></text:p>
        <text:p text:style-name="P28"><text:tab/>soy un pecador ten piedad de mi.</text:p>
        <text:p text:style-name="P10"><text:tab/>Lam <text:s text:c="32"/>Rem</text:p>
        <text:p text:style-name="P4"><text:span text:style-name="T11">A.</text:span><text:span text:style-name="T12"><text:tab/></text:span><text:span text:style-name="T13">Enmanuel es santo…</text:span></text:p>
        <text:p text:style-name="P19"><text:span text:style-name="T2"><text:tab/>La <text:s text:c="42"/>Mi</text:span></text:p>
        <text:p text:style-name="P4"><text:span text:style-name="T1"><text:tab/></text:span><text:span text:style-name="T15">CANTEMOS, CANTEMOS...</text:span></text:p>
        <text:p text:style-name="P17"/>
        <text:p text:style-name="P21"><text:tab/><text:span text:style-name="T2">Lam <text:s text:c="22"/>Rem <text:s text:c="33"/>Lam</text:span></text:p>
        <text:p text:style-name="P28"><text:span text:style-name="T8">S.</text:span><text:span text:style-name="T1"><text:tab/></text:span>No temas María madre del Señor,</text:p>
        <text:p text:style-name="P21"><text:tab/><text:span text:style-name="T2"> <text:s text:c="30"/>Mim <text:s text:c="37"/>Lam</text:span></text:p>
        <text:p text:style-name="P28"><text:tab/>has hallado gracia delante de Dios.</text:p>
        <text:p text:style-name="P9"><text:tab/>Lam <text:s text:c="32"/>Rem</text:p>
        <text:p text:style-name="P5"><text:span text:style-name="T8">A.</text:span><text:span text:style-name="T1"><text:tab/></text:span><text:span text:style-name="T15">Enmanuel es santo...</text:span></text:p>
        <text:p text:style-name="P20"><text:span text:style-name="T2"><text:tab/>La <text:s text:c="42"/>Mi</text:span></text:p>
        <text:p text:style-name="P2"><text:span text:style-name="T1"><text:tab/></text:span><text:span text:style-name="T15">CANTEMOS, CANTEMOS...</text:span></text:p>
        <text:p text:style-name="P17"/>
        <text:p text:style-name="P21"><text:tab/><text:span text:style-name="T2">Lam <text:s text:c="20"/>Rem <text:s text:c="31"/>Lam</text:span></text:p>
        <text:p text:style-name="P28"><text:span text:style-name="T9">S.</text:span><text:span text:style-name="T14"> <text:tab/></text:span>No temas José padre del Señor,</text:p>
        <text:p text:style-name="P21"><text:tab/><text:span text:style-name="T2"> <text:s text:c="23"/>Mim <text:s text:c="43"/>Lam</text:span></text:p>
        <text:p text:style-name="P28"><text:tab/>eres el testigo de la gloria de Dios.</text:p>
        <text:p text:style-name="P22"><text:tab/><text:span text:style-name="T2">Lam <text:s text:c="32"/>Rem</text:span></text:p>
        <text:p text:style-name="P5"><text:span text:style-name="T8">A.</text:span><text:span text:style-name="T1"><text:tab/></text:span><text:span text:style-name="T15">Enmanuel es santo...</text:span></text:p>
        <text:p text:style-name="P24"><text:span text:style-name="T2"><text:tab/>La <text:s text:c="42"/>Mi</text:span></text:p>
        <text:p text:style-name="P3"><text:span text:style-name="T1"><text:tab/></text:span><text:span text:style-name="T15">CANTEMOS, CANTEMOS..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14:41:24.947737947</meta:creation-date>
    <dc:date>2021-11-03T11:21:10.035118613</dc:date>
    <meta:editing-duration>PT29M28S</meta:editing-duration>
    <meta:editing-cycles>7</meta:editing-cycles>
    <meta:generator>LibreOffice/7.1.6.2.0$Linux_X86_64 LibreOffice_project/10$Build-2</meta:generator>
    <meta:document-statistic meta:table-count="0" meta:image-count="0" meta:object-count="0" meta:page-count="1" meta:paragraph-count="68" meta:word-count="197" meta:character-count="2583" meta:non-whitespace-character-count="862"/>
  </office:meta>
</office:document-meta>
</file>